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84">
        <text:p text:style-name="Standard"><text:s/></text:p>
        <text:table-of-content text:style-name="Sect1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4"><text:a xlink:type="simple" xlink:href="#__RefHeading___Toc3093_1464965999" text:style-name="Index_20_Link" text:visited-style-name="Index_20_Link">Organon Manual<text:tab/></text:a><text:a xlink:type="simple" xlink:href="#__RefHeading___Toc3093_1464965999" text:style-name="Index_20_Link" text:visited-style-name="Index_20_Link"><text:span text:style-name="Index_20_Link">1</text:span></text:a></text:p>
            <text:p text:style-name="P3"><text:a xlink:type="simple" xlink:href="#__RefHeading___Toc7156_1464965999" text:style-name="Index_20_Link" text:visited-style-name="Index_20_Link">Description<text:tab/></text:a><text:a xlink:type="simple" xlink:href="#__RefHeading___Toc7156_1464965999" text:style-name="Index_20_Link" text:visited-style-name="Index_20_Link"><text:span text:style-name="Index_20_Link">2</text:span></text:a></text:p>
            <text:p text:style-name="P3"><text:a xlink:type="simple" xlink:href="#__RefHeading___Toc7158_1464965999" text:style-name="Index_20_Link" text:visited-style-name="Index_20_Link">Start<text:tab/></text:a><text:a xlink:type="simple" xlink:href="#__RefHeading___Toc7158_1464965999" text:style-name="Index_20_Link" text:visited-style-name="Index_20_Link"><text:span text:style-name="Index_20_Link">5</text:span></text:a></text:p>
            <text:p text:style-name="P1"><text:a xlink:type="simple" xlink:href="#__RefHeading___Toc3163_515994106" text:style-name="Index_20_Link" text:visited-style-name="Index_20_Link">New project<text:tab/></text:a><text:a xlink:type="simple" xlink:href="#__RefHeading___Toc3163_515994106" text:style-name="Index_20_Link" text:visited-style-name="Index_20_Link"><text:span text:style-name="Index_20_Link">5</text:span></text:a></text:p>
            <text:p text:style-name="P2"><text:a xlink:type="simple" xlink:href="#__RefHeading___Toc3165_515994106" text:style-name="Index_20_Link" text:visited-style-name="Index_20_Link">Create Project<text:tab/></text:a><text:a xlink:type="simple" xlink:href="#__RefHeading___Toc3165_515994106" text:style-name="Index_20_Link" text:visited-style-name="Index_20_Link"><text:span text:style-name="Index_20_Link">5</text:span></text:a></text:p>
            <text:p text:style-name="P2"><text:a xlink:type="simple" xlink:href="#__RefHeading___Toc7164_1464965999" text:style-name="Index_20_Link" text:visited-style-name="Index_20_Link">Formatting with Writer and Organon<text:tab/></text:a><text:a xlink:type="simple" xlink:href="#__RefHeading___Toc7164_1464965999" text:style-name="Index_20_Link" text:visited-style-name="Index_20_Link"><text:span text:style-name="Index_20_Link">7</text:span></text:a></text:p>
            <text:p text:style-name="P1"><text:a xlink:type="simple" xlink:href="#__RefHeading___Toc7174_1464965999" text:style-name="Index_20_Link" text:visited-style-name="Index_20_Link">Load Project<text:tab/></text:a><text:a xlink:type="simple" xlink:href="#__RefHeading___Toc7174_1464965999" text:style-name="Index_20_Link" text:visited-style-name="Index_20_Link"><text:span text:style-name="Index_20_Link">8</text:span></text:a></text:p>
            <text:p text:style-name="P1"><text:a xlink:type="simple" xlink:href="#__RefHeading___Toc7176_1464965999" text:style-name="Index_20_Link" text:visited-style-name="Index_20_Link">Load Manual<text:tab/></text:a><text:a xlink:type="simple" xlink:href="#__RefHeading___Toc7176_1464965999" text:style-name="Index_20_Link" text:visited-style-name="Index_20_Link"><text:span text:style-name="Index_20_Link">8</text:span></text:a></text:p>
            <text:p text:style-name="P3"><text:a xlink:type="simple" xlink:href="#__RefHeading___Toc7178_1464965999" text:style-name="Index_20_Link" text:visited-style-name="Index_20_Link">General<text:tab/></text:a><text:a xlink:type="simple" xlink:href="#__RefHeading___Toc7178_1464965999" text:style-name="Index_20_Link" text:visited-style-name="Index_20_Link"><text:span text:style-name="Index_20_Link">8</text:span></text:a></text:p>
            <text:p text:style-name="P1"><text:a xlink:type="simple" xlink:href="#__RefHeading___Toc7180_1464965999" text:style-name="Index_20_Link" text:visited-style-name="Index_20_Link">Navigation<text:tab/></text:a><text:a xlink:type="simple" xlink:href="#__RefHeading___Toc7180_1464965999" text:style-name="Index_20_Link" text:visited-style-name="Index_20_Link"><text:span text:style-name="Index_20_Link">8</text:span></text:a></text:p>
            <text:p text:style-name="P1"><text:a xlink:type="simple" xlink:href="#__RefHeading___Toc7182_1464965999" text:style-name="Index_20_Link" text:visited-style-name="Index_20_Link">Saving<text:tab/></text:a><text:a xlink:type="simple" xlink:href="#__RefHeading___Toc7182_1464965999" text:style-name="Index_20_Link" text:visited-style-name="Index_20_Link"><text:span text:style-name="Index_20_Link">8</text:span></text:a></text:p>
            <text:p text:style-name="P1"><text:a xlink:type="simple" xlink:href="#__RefHeading___Toc7184_1464965999" text:style-name="Index_20_Link" text:visited-style-name="Index_20_Link">Display of Files and Folders<text:tab/></text:a><text:a xlink:type="simple" xlink:href="#__RefHeading___Toc7184_1464965999" text:style-name="Index_20_Link" text:visited-style-name="Index_20_Link"><text:span text:style-name="Index_20_Link">9</text:span></text:a></text:p>
            <text:p text:style-name="P1"><text:a xlink:type="simple" xlink:href="#__RefHeading___Toc7186_1464965999" text:style-name="Index_20_Link" text:visited-style-name="Index_20_Link">Renaming Files and Folders<text:tab/></text:a><text:a xlink:type="simple" xlink:href="#__RefHeading___Toc7186_1464965999" text:style-name="Index_20_Link" text:visited-style-name="Index_20_Link"><text:span text:style-name="Index_20_Link">9</text:span></text:a></text:p>
            <text:p text:style-name="P1"><text:a xlink:type="simple" xlink:href="#__RefHeading___Toc7188_1464965999" text:style-name="Index_20_Link" text:visited-style-name="Index_20_Link">Scrolling / Mouse Wheel Scrolling<text:tab/></text:a><text:a xlink:type="simple" xlink:href="#__RefHeading___Toc7188_1464965999" text:style-name="Index_20_Link" text:visited-style-name="Index_20_Link"><text:span text:style-name="Index_20_Link">9</text:span></text:a></text:p>
            <text:p text:style-name="P1"><text:a xlink:type="simple" xlink:href="#__RefHeading___Toc7192_1464965999" text:style-name="Index_20_Link" text:visited-style-name="Index_20_Link">Clear recycle bin<text:tab/></text:a><text:a xlink:type="simple" xlink:href="#__RefHeading___Toc7192_1464965999" text:style-name="Index_20_Link" text:visited-style-name="Index_20_Link"><text:span text:style-name="Index_20_Link">10</text:span></text:a></text:p>
            <text:p text:style-name="P1"><text:a xlink:type="simple" xlink:href="#__RefHeading___Toc7194_1464965999" text:style-name="Index_20_Link" text:visited-style-name="Index_20_Link">Undo<text:tab/></text:a><text:a xlink:type="simple" xlink:href="#__RefHeading___Toc7194_1464965999" text:style-name="Index_20_Link" text:visited-style-name="Index_20_Link"><text:span text:style-name="Index_20_Link">10</text:span></text:a></text:p>
            <text:p text:style-name="P3"><text:a xlink:type="simple" xlink:href="#__RefHeading___Toc3167_515994106" text:style-name="Index_20_Link" text:visited-style-name="Index_20_Link">Menu: File<text:tab/></text:a><text:a xlink:type="simple" xlink:href="#__RefHeading___Toc3167_515994106" text:style-name="Index_20_Link" text:visited-style-name="Index_20_Link"><text:span text:style-name="Index_20_Link">10</text:span></text:a></text:p>
            <text:p text:style-name="P1"><text:a xlink:type="simple" xlink:href="#__RefHeading___Toc3143_1464965999" text:style-name="Index_20_Link" text:visited-style-name="Index_20_Link">New Document / New Folder<text:tab/></text:a><text:a xlink:type="simple" xlink:href="#__RefHeading___Toc3143_1464965999" text:style-name="Index_20_Link" text:visited-style-name="Index_20_Link"><text:span text:style-name="Index_20_Link">10</text:span></text:a></text:p>
            <text:p text:style-name="P1"><text:a xlink:type="simple" xlink:href="#__RefHeading___Toc7196_1464965999" text:style-name="Index_20_Link" text:visited-style-name="Index_20_Link">Import<text:tab/></text:a><text:a xlink:type="simple" xlink:href="#__RefHeading___Toc7196_1464965999" text:style-name="Index_20_Link" text:visited-style-name="Index_20_Link"><text:span text:style-name="Index_20_Link">10</text:span></text:a></text:p>
            <text:p text:style-name="P1"><text:a xlink:type="simple" xlink:href="#__RefHeading___Toc3169_515994106" text:style-name="Index_20_Link" text:visited-style-name="Index_20_Link">Export<text:tab/></text:a><text:a xlink:type="simple" xlink:href="#__RefHeading___Toc3169_515994106" text:style-name="Index_20_Link" text:visited-style-name="Index_20_Link"><text:span text:style-name="Index_20_Link">11</text:span></text:a></text:p>
            <text:p text:style-name="P2"><text:a xlink:type="simple" xlink:href="#__RefHeading___Toc7208_1464965999" text:style-name="Index_20_Link" text:visited-style-name="Index_20_Link">Main Window and Selection Window<text:tab/></text:a><text:a xlink:type="simple" xlink:href="#__RefHeading___Toc7208_1464965999" text:style-name="Index_20_Link" text:visited-style-name="Index_20_Link"><text:span text:style-name="Index_20_Link">11</text:span></text:a></text:p>
            <text:p text:style-name="P2"><text:a xlink:type="simple" xlink:href="#__RefHeading___Toc7216_1464965999" text:style-name="Index_20_Link" text:visited-style-name="Index_20_Link">Separator Window<text:tab/></text:a><text:a xlink:type="simple" xlink:href="#__RefHeading___Toc7216_1464965999" text:style-name="Index_20_Link" text:visited-style-name="Index_20_Link"><text:span text:style-name="Index_20_Link">12</text:span></text:a></text:p>
            <text:p text:style-name="P1"><text:a xlink:type="simple" xlink:href="#__RefHeading___Toc3171_515994106" text:style-name="Index_20_Link" text:visited-style-name="Index_20_Link">Preferences<text:tab/></text:a><text:a xlink:type="simple" xlink:href="#__RefHeading___Toc3171_515994106" text:style-name="Index_20_Link" text:visited-style-name="Index_20_Link"><text:span text:style-name="Index_20_Link">12</text:span></text:a></text:p>
            <text:p text:style-name="P2"><text:a xlink:type="simple" xlink:href="#__RefHeading___Toc7220_1464965999" text:style-name="Index_20_Link" text:visited-style-name="Index_20_Link">Separator<text:tab/></text:a><text:a xlink:type="simple" xlink:href="#__RefHeading___Toc7220_1464965999" text:style-name="Index_20_Link" text:visited-style-name="Index_20_Link"><text:span text:style-name="Index_20_Link">12</text:span></text:a></text:p>
            <text:p text:style-name="P2"><text:a xlink:type="simple" xlink:href="#__RefHeading___Toc7222_1464965999" text:style-name="Index_20_Link" text:visited-style-name="Index_20_Link">Design<text:tab/></text:a><text:a xlink:type="simple" xlink:href="#__RefHeading___Toc7222_1464965999" text:style-name="Index_20_Link" text:visited-style-name="Index_20_Link"><text:span text:style-name="Index_20_Link">13</text:span></text:a></text:p>
            <text:p text:style-name="P2"><text:a xlink:type="simple" xlink:href="#__RefHeading___Toc7224_1464965999" text:style-name="Index_20_Link" text:visited-style-name="Index_20_Link">Writer Design<text:tab/></text:a><text:a xlink:type="simple" xlink:href="#__RefHeading___Toc7224_1464965999" text:style-name="Index_20_Link" text:visited-style-name="Index_20_Link"><text:span text:style-name="Index_20_Link">14</text:span></text:a></text:p>
            <text:p text:style-name="P2"><text:a xlink:type="simple" xlink:href="#__RefHeading___Toc7226_1464965999" text:style-name="Index_20_Link" text:visited-style-name="Index_20_Link"><text:s/>Personas (only LO)<text:tab/></text:a><text:a xlink:type="simple" xlink:href="#__RefHeading___Toc7226_1464965999" text:style-name="Index_20_Link" text:visited-style-name="Index_20_Link"><text:span text:style-name="Index_20_Link">15</text:span></text:a></text:p>
            <text:p text:style-name="P2"><text:a xlink:type="simple" xlink:href="#__RefHeading___Toc7228_1464965999" text:style-name="Index_20_Link" text:visited-style-name="Index_20_Link">Tags<text:tab/></text:a><text:a xlink:type="simple" xlink:href="#__RefHeading___Toc7228_1464965999" text:style-name="Index_20_Link" text:visited-style-name="Index_20_Link"><text:span text:style-name="Index_20_Link">15</text:span></text:a></text:p>
            <text:p text:style-name="P2"><text:a xlink:type="simple" xlink:href="#__RefHeading___Toc7230_1464965999" text:style-name="Index_20_Link" text:visited-style-name="Index_20_Link">Templates<text:tab/></text:a><text:a xlink:type="simple" xlink:href="#__RefHeading___Toc7230_1464965999" text:style-name="Index_20_Link" text:visited-style-name="Index_20_Link"><text:span text:style-name="Index_20_Link">16</text:span></text:a></text:p>
            <text:p text:style-name="P2"><text:a xlink:type="simple" xlink:href="#__RefHeading___Toc3173_515994106" text:style-name="Index_20_Link" text:visited-style-name="Index_20_Link">Shortcuts<text:tab/></text:a><text:a xlink:type="simple" xlink:href="#__RefHeading___Toc3173_515994106" text:style-name="Index_20_Link" text:visited-style-name="Index_20_Link"><text:span text:style-name="Index_20_Link">17</text:span></text:a></text:p>
            <text:p text:style-name="P2"><text:a xlink:type="simple" xlink:href="#__RefHeading___Toc7234_1464965999" text:style-name="Index_20_Link" text:visited-style-name="Index_20_Link">Translations<text:tab/></text:a><text:a xlink:type="simple" xlink:href="#__RefHeading___Toc7234_1464965999" text:style-name="Index_20_Link" text:visited-style-name="Index_20_Link"><text:span text:style-name="Index_20_Link">17</text:span></text:a></text:p>
            <text:p text:style-name="P2"><text:a xlink:type="simple" xlink:href="#__RefHeading___Toc3175_515994106" text:style-name="Index_20_Link" text:visited-style-name="Index_20_Link">Mouse Wheel<text:tab/></text:a><text:a xlink:type="simple" xlink:href="#__RefHeading___Toc3175_515994106" text:style-name="Index_20_Link" text:visited-style-name="Index_20_Link"><text:span text:style-name="Index_20_Link">18</text:span></text:a></text:p>
            <text:p text:style-name="P2"><text:a xlink:type="simple" xlink:href="#__RefHeading___Toc7240_1464965999" text:style-name="Index_20_Link" text:visited-style-name="Index_20_Link">Html Export<text:tab/></text:a><text:a xlink:type="simple" xlink:href="#__RefHeading___Toc7240_1464965999" text:style-name="Index_20_Link" text:visited-style-name="Index_20_Link"><text:span text:style-name="Index_20_Link">18</text:span></text:a></text:p>
            <text:p text:style-name="P2"><text:a xlink:type="simple" xlink:href="#__RefHeading___Toc7242_1464965999" text:style-name="Index_20_Link" text:visited-style-name="Index_20_Link">Logging<text:tab/></text:a><text:a xlink:type="simple" xlink:href="#__RefHeading___Toc7242_1464965999" text:style-name="Index_20_Link" text:visited-style-name="Index_20_Link"><text:span text:style-name="Index_20_Link">18</text:span></text:a></text:p>
            <text:p text:style-name="P1"><text:a xlink:type="simple" xlink:href="#__RefHeading___Toc7244_1464965999" text:style-name="Index_20_Link" text:visited-style-name="Index_20_Link">Backup<text:tab/></text:a><text:a xlink:type="simple" xlink:href="#__RefHeading___Toc7244_1464965999" text:style-name="Index_20_Link" text:visited-style-name="Index_20_Link"><text:span text:style-name="Index_20_Link">18</text:span></text:a></text:p>
            <text:p text:style-name="P3"><text:a xlink:type="simple" xlink:href="#__RefHeading___Toc7246_1464965999" text:style-name="Index_20_Link" text:visited-style-name="Index_20_Link">Menu: Edit<text:tab/></text:a><text:a xlink:type="simple" xlink:href="#__RefHeading___Toc7246_1464965999" text:style-name="Index_20_Link" text:visited-style-name="Index_20_Link"><text:span text:style-name="Index_20_Link">19</text:span></text:a></text:p>
            <text:p text:style-name="P1"><text:a xlink:type="simple" xlink:href="#__RefHeading___Toc7248_1464965999" text:style-name="Index_20_Link" text:visited-style-name="Index_20_Link">Organizer<text:tab/></text:a><text:a xlink:type="simple" xlink:href="#__RefHeading___Toc7248_1464965999" text:style-name="Index_20_Link" text:visited-style-name="Index_20_Link"><text:span text:style-name="Index_20_Link">19</text:span></text:a></text:p>
            <text:p text:style-name="P1"><text:a xlink:type="simple" xlink:href="#__RefHeading___Toc3177_515994106" text:style-name="Index_20_Link" text:visited-style-name="Index_20_Link">New Tab<text:tab/></text:a><text:a xlink:type="simple" xlink:href="#__RefHeading___Toc3177_515994106" text:style-name="Index_20_Link" text:visited-style-name="Index_20_Link"><text:span text:style-name="Index_20_Link">20</text:span></text:a></text:p>
            <text:p text:style-name="P2"><text:a xlink:type="simple" xlink:href="#__RefHeading___Toc3179_515994106" text:style-name="Index_20_Link" text:visited-style-name="Index_20_Link">Dialog<text:tab/></text:a><text:a xlink:type="simple" xlink:href="#__RefHeading___Toc3179_515994106" text:style-name="Index_20_Link" text:visited-style-name="Index_20_Link"><text:span text:style-name="Index_20_Link">20</text:span></text:a></text:p>
            <text:p text:style-name="P2"><text:a xlink:type="simple" xlink:href="#__RefHeading___Toc3181_515994106" text:style-name="Index_20_Link" text:visited-style-name="Index_20_Link">Logic<text:tab/></text:a><text:a xlink:type="simple" xlink:href="#__RefHeading___Toc3181_515994106" text:style-name="Index_20_Link" text:visited-style-name="Index_20_Link"><text:span text:style-name="Index_20_Link">21</text:span></text:a></text:p>
            <text:p text:style-name="P2"><text:a xlink:type="simple" xlink:href="#__RefHeading___Toc3183_515994106" text:style-name="Index_20_Link" text:visited-style-name="Index_20_Link">Sort By Time Tag<text:tab/></text:a><text:a xlink:type="simple" xlink:href="#__RefHeading___Toc3183_515994106" text:style-name="Index_20_Link" text:visited-style-name="Index_20_Link"><text:span text:style-name="Index_20_Link">22</text:span></text:a></text:p>
            <text:p text:style-name="P2"><text:a xlink:type="simple" xlink:href="#__RefHeading___Toc3185_515994106" text:style-name="Index_20_Link" text:visited-style-name="Index_20_Link">Own Selection:<text:tab/></text:a><text:a xlink:type="simple" xlink:href="#__RefHeading___Toc3185_515994106" text:style-name="Index_20_Link" text:visited-style-name="Index_20_Link"><text:span text:style-name="Index_20_Link">22</text:span></text:a></text:p>
            <text:p text:style-name="P2"><text:a xlink:type="simple" xlink:href="#__RefHeading___Toc3187_515994106" text:style-name="Index_20_Link" text:visited-style-name="Index_20_Link">Tags Sidebar:<text:tab/></text:a><text:a xlink:type="simple" xlink:href="#__RefHeading___Toc3187_515994106" text:style-name="Index_20_Link" text:visited-style-name="Index_20_Link"><text:span text:style-name="Index_20_Link">22</text:span></text:a></text:p>
            <text:p text:style-name="P2"><text:a xlink:type="simple" xlink:href="#__RefHeading___Toc3189_515994106" text:style-name="Index_20_Link" text:visited-style-name="Index_20_Link">Tags Treeview:<text:tab/></text:a><text:a xlink:type="simple" xlink:href="#__RefHeading___Toc3189_515994106" text:style-name="Index_20_Link" text:visited-style-name="Index_20_Link"><text:span text:style-name="Index_20_Link">22</text:span></text:a></text:p>
            <text:p text:style-name="P1"><text:a xlink:type="simple" xlink:href="#__RefHeading___Toc3191_515994106" text:style-name="Index_20_Link" text:visited-style-name="Index_20_Link">Inside a Tab<text:tab/></text:a><text:a xlink:type="simple" xlink:href="#__RefHeading___Toc3191_515994106" text:style-name="Index_20_Link" text:visited-style-name="Index_20_Link"><text:span text:style-name="Index_20_Link">22</text:span></text:a></text:p>
            <text:p text:style-name="P2"><text:a xlink:type="simple" xlink:href="#__RefHeading___Toc7264_1464965999" text:style-name="Index_20_Link" text:visited-style-name="Index_20_Link">Close active Tab:<text:tab/></text:a><text:a xlink:type="simple" xlink:href="#__RefHeading___Toc7264_1464965999" text:style-name="Index_20_Link" text:visited-style-name="Index_20_Link"><text:span text:style-name="Index_20_Link">22</text:span></text:a></text:p>
            <text:p text:style-name="P2"><text:a xlink:type="simple" xlink:href="#__RefHeading___Toc3193_515994106" text:style-name="Index_20_Link" text:visited-style-name="Index_20_Link">Import to Tab:<text:tab/></text:a><text:a xlink:type="simple" xlink:href="#__RefHeading___Toc3193_515994106" text:style-name="Index_20_Link" text:visited-style-name="Index_20_Link"><text:span text:style-name="Index_20_Link">23</text:span></text:a></text:p>
            <text:p text:style-name="P1"><text:a xlink:type="simple" xlink:href="#__RefHeading___Toc7268_1464965999" text:style-name="Index_20_Link" text:visited-style-name="Index_20_Link">Search<text:tab/></text:a><text:a xlink:type="simple" xlink:href="#__RefHeading___Toc7268_1464965999" text:style-name="Index_20_Link" text:visited-style-name="Index_20_Link"><text:span text:style-name="Index_20_Link">23</text:span></text:a></text:p>
            <text:p text:style-name="P1"><text:a xlink:type="simple" xlink:href="#__RefHeading___Toc7282_1464965999" text:style-name="Index_20_Link" text:visited-style-name="Index_20_Link">Divide Text<text:tab/></text:a><text:a xlink:type="simple" xlink:href="#__RefHeading___Toc7282_1464965999" text:style-name="Index_20_Link" text:visited-style-name="Index_20_Link"><text:span text:style-name="Index_20_Link">24</text:span></text:a></text:p>
            <text:p text:style-name="P1"><text:a xlink:type="simple" xlink:href="#__RefHeading___Toc7284_1464965999" text:style-name="Index_20_Link" text:visited-style-name="Index_20_Link">Divide Text (Batch)<text:tab/></text:a><text:a xlink:type="simple" xlink:href="#__RefHeading___Toc7284_1464965999" text:style-name="Index_20_Link" text:visited-style-name="Index_20_Link"><text:span text:style-name="Index_20_Link">24</text:span></text:a></text:p>
            <text:p text:style-name="P1"><text:a xlink:type="simple" xlink:href="#__RefHeading___Toc7286_1464965999" text:style-name="Index_20_Link" text:visited-style-name="Index_20_Link">Combine Files<text:tab/></text:a><text:a xlink:type="simple" xlink:href="#__RefHeading___Toc7286_1464965999" text:style-name="Index_20_Link" text:visited-style-name="Index_20_Link"><text:span text:style-name="Index_20_Link">25</text:span></text:a></text:p>
            <text:p text:style-name="P1"><text:a xlink:type="simple" xlink:href="#__RefHeading___Toc7288_1464965999" text:style-name="Index_20_Link" text:visited-style-name="Index_20_Link">Texttools<text:tab/></text:a><text:a xlink:type="simple" xlink:href="#__RefHeading___Toc7288_1464965999" text:style-name="Index_20_Link" text:visited-style-name="Index_20_Link"><text:span text:style-name="Index_20_Link">25</text:span></text:a></text:p>
            <text:p text:style-name="P2"><text:a xlink:type="simple" xlink:href="#__RefHeading___Toc7290_1464965999" text:style-name="Index_20_Link" text:visited-style-name="Index_20_Link">Text Comparison: Find Quotes<text:tab/></text:a><text:a xlink:type="simple" xlink:href="#__RefHeading___Toc7290_1464965999" text:style-name="Index_20_Link" text:visited-style-name="Index_20_Link"><text:span text:style-name="Index_20_Link">25</text:span></text:a></text:p>
            <text:p text:style-name="P2"><text:a xlink:type="simple" xlink:href="#__RefHeading___Toc7292_1464965999" text:style-name="Index_20_Link" text:visited-style-name="Index_20_Link">Create Words List<text:tab/></text:a><text:a xlink:type="simple" xlink:href="#__RefHeading___Toc7292_1464965999" text:style-name="Index_20_Link" text:visited-style-name="Index_20_Link"><text:span text:style-name="Index_20_Link">26</text:span></text:a></text:p>
            <text:p text:style-name="P2"><text:a xlink:type="simple" xlink:href="#__RefHeading___Toc7294_1464965999" text:style-name="Index_20_Link" text:visited-style-name="Index_20_Link">Create Index<text:tab/></text:a><text:a xlink:type="simple" xlink:href="#__RefHeading___Toc7294_1464965999" text:style-name="Index_20_Link" text:visited-style-name="Index_20_Link"><text:span text:style-name="Index_20_Link">26</text:span></text:a></text:p>
            <text:p text:style-name="P1"><text:a xlink:type="simple" xlink:href="#__RefHeading___Toc7296_1464965999" text:style-name="Index_20_Link" text:visited-style-name="Index_20_Link">Unfold Project Folder<text:tab/></text:a><text:a xlink:type="simple" xlink:href="#__RefHeading___Toc7296_1464965999" text:style-name="Index_20_Link" text:visited-style-name="Index_20_Link"><text:span text:style-name="Index_20_Link">27</text:span></text:a></text:p>
            <text:p text:style-name="P1"><text:a xlink:type="simple" xlink:href="#__RefHeading___Toc3195_515994106" text:style-name="Index_20_Link" text:visited-style-name="Index_20_Link">Clear Waste Bin<text:tab/></text:a><text:a xlink:type="simple" xlink:href="#__RefHeading___Toc3195_515994106" text:style-name="Index_20_Link" text:visited-style-name="Index_20_Link"><text:span text:style-name="Index_20_Link">27</text:span></text:a></text:p>
            <text:p text:style-name="P3"><text:a xlink:type="simple" xlink:href="#__RefHeading___Toc7298_1464965999" text:style-name="Index_20_Link" text:visited-style-name="Index_20_Link">Menu: Options<text:tab/></text:a><text:a xlink:type="simple" xlink:href="#__RefHeading___Toc7298_1464965999" text:style-name="Index_20_Link" text:visited-style-name="Index_20_Link"><text:span text:style-name="Index_20_Link">27</text:span></text:a></text:p>
            <text:p text:style-name="P1"><text:a xlink:type="simple" xlink:href="#__RefHeading___Toc7300_1464965999" text:style-name="Index_20_Link" text:visited-style-name="Index_20_Link">Tags<text:tab/></text:a><text:a xlink:type="simple" xlink:href="#__RefHeading___Toc7300_1464965999" text:style-name="Index_20_Link" text:visited-style-name="Index_20_Link"><text:span text:style-name="Index_20_Link">27</text:span></text:a></text:p>
            <text:p text:style-name="P1"><text:a xlink:type="simple" xlink:href="#__RefHeading___Toc7302_1464965999" text:style-name="Index_20_Link" text:visited-style-name="Index_20_Link">Show Text Sections<text:tab/></text:a><text:a xlink:type="simple" xlink:href="#__RefHeading___Toc7302_1464965999" text:style-name="Index_20_Link" text:visited-style-name="Index_20_Link"><text:span text:style-name="Index_20_Link">27</text:span></text:a></text:p>
            <text:p text:style-name="P1"><text:a xlink:type="simple" xlink:href="#__RefHeading___Toc7304_1464965999" text:style-name="Index_20_Link" text:visited-style-name="Index_20_Link">Homepage and Feedback<text:tab/></text:a><text:a xlink:type="simple" xlink:href="#__RefHeading___Toc7304_1464965999" text:style-name="Index_20_Link" text:visited-style-name="Index_20_Link"><text:span text:style-name="Index_20_Link">27</text:span></text:a></text:p>
            <text:p text:style-name="P3"><text:a xlink:type="simple" xlink:href="#__RefHeading___Toc7306_1464965999" text:style-name="Index_20_Link" text:visited-style-name="Index_20_Link">Sidebar<text:tab/></text:a><text:a xlink:type="simple" xlink:href="#__RefHeading___Toc7306_1464965999" text:style-name="Index_20_Link" text:visited-style-name="Index_20_Link"><text:span text:style-name="Index_20_Link">28</text:span></text:a></text:p>
            <text:p text:style-name="P1"><text:a xlink:type="simple" xlink:href="#__RefHeading___Toc7308_1464965999" text:style-name="Index_20_Link" text:visited-style-name="Index_20_Link">Open / close<text:tab/></text:a><text:a xlink:type="simple" xlink:href="#__RefHeading___Toc7308_1464965999" text:style-name="Index_20_Link" text:visited-style-name="Index_20_Link"><text:span text:style-name="Index_20_Link">28</text:span></text:a></text:p>
            <text:p text:style-name="P1"><text:a xlink:type="simple" xlink:href="#__RefHeading___Toc3197_515994106" text:style-name="Index_20_Link" text:visited-style-name="Index_20_Link">Tags<text:tab/></text:a><text:a xlink:type="simple" xlink:href="#__RefHeading___Toc3197_515994106" text:style-name="Index_20_Link" text:visited-style-name="Index_20_Link"><text:span text:style-name="Index_20_Link">28</text:span></text:a></text:p>
            <text:p text:style-name="P3"><text:a xlink:type="simple" xlink:href="#__RefHeading___Toc7310_1464965999" text:style-name="Index_20_Link" text:visited-style-name="Index_20_Link">Miscellaneous<text:tab/></text:a><text:a xlink:type="simple" xlink:href="#__RefHeading___Toc7310_1464965999" text:style-name="Index_20_Link" text:visited-style-name="Index_20_Link"><text:span text:style-name="Index_20_Link">28</text:span></text:a></text:p>
            <text:p text:style-name="P1"><text:a xlink:type="simple" xlink:href="#__RefHeading___Toc7312_1464965999" text:style-name="Index_20_Link" text:visited-style-name="Index_20_Link">Translations<text:tab/></text:a><text:a xlink:type="simple" xlink:href="#__RefHeading___Toc7312_1464965999" text:style-name="Index_20_Link" text:visited-style-name="Index_20_Link"><text:span text:style-name="Index_20_Link">28</text:span></text:a></text:p>
            <text:p text:style-name="P1"><text:a xlink:type="simple" xlink:href="#__RefHeading___Toc7314_1464965999" text:style-name="Index_20_Link" text:visited-style-name="Index_20_Link">Cross-references<text:tab/></text:a><text:a xlink:type="simple" xlink:href="#__RefHeading___Toc7314_1464965999" text:style-name="Index_20_Link" text:visited-style-name="Index_20_Link"><text:span text:style-name="Index_20_Link">29</text:span></text:a></text:p>
            <text:p text:style-name="P1"><text:a xlink:type="simple" xlink:href="#__RefHeading___Toc7316_1464965999" text:style-name="Index_20_Link" text:visited-style-name="Index_20_Link">Copy and Paste from the Internet<text:tab/></text:a><text:a xlink:type="simple" xlink:href="#__RefHeading___Toc7316_1464965999" text:style-name="Index_20_Link" text:visited-style-name="Index_20_Link"><text:span text:style-name="Index_20_Link">30</text:span></text:a></text:p>
            <text:p text:style-name="P1"><text:a xlink:type="simple" xlink:href="#__RefHeading___Toc7318_1464965999" text:style-name="Index_20_Link" text:visited-style-name="Index_20_Link">Internal Version Control<text:tab/></text:a><text:a xlink:type="simple" xlink:href="#__RefHeading___Toc7318_1464965999" text:style-name="Index_20_Link" text:visited-style-name="Index_20_Link"><text:span text:style-name="Index_20_Link">30</text:span></text:a></text:p>
          </text:index-body>
        </text:table-of-content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00:54.505000000</dc:date>
    <meta:editing-duration>P0D</meta:editing-duration>
    <meta:editing-cycles>1</meta:editing-cycles>
    <meta:document-statistic meta:table-count="0" meta:image-count="0" meta:object-count="0" meta:page-count="1" meta:paragraph-count="71" meta:word-count="220" meta:character-count="1140" meta:non-whitespace-character-count="988"/>
    <meta:generator>LibreOffice/5.0.4.2$Windows_x86 LibreOffice_project/2b9802c1994aa0b7dc6079e128979269cf95bc78</meta:generator>
  </office:meta>
</office:document-meta>
</file>